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5a80"/>
    </style:style>
    <style:style style:name="gr5" style:family="graphic" style:parent-style-name="standard">
      <style:graphic-properties draw:stroke="none" svg:stroke-width="0.001cm" draw:fill-color="#000000"/>
    </style:style>
    <style:style style:name="gr6" style:family="graphic" style:parent-style-name="standard">
      <style:graphic-properties draw:stroke="none" svg:stroke-width="0.001cm" draw:fill-color="#ffffff"/>
    </style:style>
    <style:style style:name="gr7" style:family="graphic" style:parent-style-name="standard">
      <style:graphic-properties draw:stroke="none" svg:stroke-width="0.001cm" draw:fill-color="#0078aa"/>
    </style:style>
    <style:style style:name="gr8" style:family="graphic" style:parent-style-name="standard">
      <style:graphic-properties svg:stroke-width="0.01cm" svg:stroke-color="#aae6ff" draw:fill="none" draw:fill-color="#ffffff" fo:padding-top="-0.045cm" fo:padding-bottom="-0.045cm" fo:padding-left="-0.045cm" fo:padding-right="-0.045cm"/>
    </style:style>
  </office:automatic-styles>
  <office:body>
    <office:drawing>
      <draw:page draw:name="page1" draw:style-name="dp1" draw:master-page-name="Default">
        <draw:g>
          <draw:glue-point draw:id="4" svg:x="-4.347cm" svg:y="-5cm"/>
          <draw:glue-point draw:id="5" svg:x="5cm" svg:y="-5cm"/>
          <draw:glue-point draw:id="6" svg:x="0.326cm" svg:y="-5cm"/>
          <draw:glue-point draw:id="7" svg:x="-5cm" svg:y="5cm"/>
          <draw:glue-point draw:id="8" svg:x="4.346cm" svg:y="5cm"/>
          <draw:glue-point draw:id="9" svg:x="-5cm" svg:y="-3.934cm"/>
          <draw:glue-point draw:id="10" svg:x="-5cm" svg:y="0.533cm"/>
          <draw:glue-point draw:id="11" svg:x="5cm" svg:y="3.852cm"/>
          <draw:glue-point draw:id="12" svg:x="-0.584cm" svg:y="-0.569cm"/>
          <draw:polygon draw:style-name="gr1" draw:layer="layout" svg:width="3.257cm" svg:height="1.787cm" svg:x="0cm" svg:y="0.213cm" svg:viewBox="0 0 3258 1788" draw:points="0,0 0,1788 3258,1788 3258,0">
            <text:p/>
          </draw:polygon>
          <draw:polygon draw:style-name="gr2" draw:layer="layout" svg:width="3.257cm" svg:height="1.787cm" svg:x="0cm" svg:y="0.213cm" svg:viewBox="0 0 3258 1788" draw:points="0,0 0,1788 3258,1788 3258,0">
            <text:p/>
          </draw:polygon>
          <draw:polygon draw:style-name="gr3" draw:layer="layout" svg:width="3.485cm" svg:height="0.213cm" svg:x="0cm" svg:y="0cm" svg:viewBox="0 0 3486 214" draw:points="0,214 227,0 3486,0 3258,214">
            <text:p/>
          </draw:polygon>
          <draw:polygon draw:style-name="gr2" draw:layer="layout" svg:width="3.485cm" svg:height="0.213cm" svg:x="0cm" svg:y="0cm" svg:viewBox="0 0 3486 214" draw:points="0,214 227,0 3486,0 3258,214">
            <text:p/>
          </draw:polygon>
          <draw:polygon draw:style-name="gr4" draw:layer="layout" svg:width="0.228cm" svg:height="1.983cm" svg:x="3.257cm" svg:y="0cm" svg:viewBox="0 0 229 1984" draw:points="0,213 229,0 229,1771 0,1984">
            <text:p/>
          </draw:polygon>
          <draw:polygon draw:style-name="gr2" draw:layer="layout" svg:width="0.228cm" svg:height="1.983cm" svg:x="3.257cm" svg:y="0cm" svg:viewBox="0 0 229 1984" draw:points="0,213 229,0 229,1771 0,1984">
            <text:p/>
          </draw:polygon>
          <draw:polygon draw:style-name="gr5" draw:layer="layout" svg:width="1.563cm" svg:height="1.508cm" svg:x="1.596cm" svg:y="0.377cm" svg:viewBox="0 0 1564 1509" draw:points="228,0 228,180 586,180 782,590 977,180 1336,180 1336,0 1564,229 1336,459 1336,295 1076,295 863,754 1076,1214 1336,1214 1336,1050 1564,1279 1336,1509 1336,1345 977,1345 782,918 586,1345 228,1345 228,1509 0,1279 228,1050 228,1214 471,1214 700,754 471,295 228,295 228,459 0,229">
            <text:p/>
          </draw:polygon>
          <draw:polygon draw:style-name="gr6" draw:layer="layout" svg:width="1.563cm" svg:height="1.508cm" svg:x="1.613cm" svg:y="0.393cm" svg:viewBox="0 0 1564 1509" draw:points="227,0 227,179 586,179 781,590 976,179 1335,179 1335,0 1564,229 1335,459 1335,294 1074,294 862,754 1074,1214 1335,1214 1335,1049 1564,1278 1335,1509 1335,1344 976,1344 781,918 586,1344 227,1344 227,1509 0,1278 227,1049 227,1214 471,1214 699,754 471,294 227,294 227,459 0,229">
            <text:p/>
          </draw:polygon>
          <draw:polygon draw:style-name="gr7" draw:layer="layout" svg:width="1.091cm" svg:height="0.951cm" svg:x="0.179cm" svg:y="0.623cm" svg:viewBox="0 0 1092 952" draw:points="0,0 0,952 1092,952 1092,0">
            <text:p/>
          </draw:polygon>
          <draw:polygon draw:style-name="gr8" draw:layer="layout" svg:width="1.091cm" svg:height="0.951cm" svg:x="0.179cm" svg:y="0.623cm" svg:viewBox="0 0 1092 952" draw:points="0,0 0,952 1092,952 1092,0">
            <text:p/>
          </draw:polygon>
          <draw:polygon draw:style-name="gr5" draw:layer="layout" svg:width="0.545cm" svg:height="0.563cm" svg:x="0.462cm" svg:y="0.846cm" svg:viewBox="0 0 546 564" draw:points="0,564 0,0 170,0 273,384 375,0 546,0 546,564 440,564 440,120 328,564 218,564 106,120 106,564">
            <text:p/>
          </draw:polygon>
          <draw:polygon draw:style-name="gr6" draw:layer="layout" svg:width="0.545cm" svg:height="0.563cm" svg:x="0.446cm" svg:y="0.829cm" svg:viewBox="0 0 546 564" draw:points="0,564 0,0 170,0 273,384 375,0 546,0 546,564 439,564 439,120 327,564 217,564 105,120 105,564">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MGX 8260</dc:title>
    <meta:creation-date>2011-02-07T16:41:19</meta:creation-date>
    <meta:editing-duration>P0D</meta:editing-duration>
    <meta:editing-cycles>1</meta:editing-cycles>
    <meta:document-statistic meta:object-count="13"/>
    <meta:generator>OpenOffice.org/3.3$Linux OpenOffice.org_project/330m20$Build-9567</meta:generator>
  </office:meta>
</office:document-meta>
</file>